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27 de Octubre tuvimos una nueva reunión tras varias circunstancias ocurridas. La principal es que cambie de ordenador ya que el que tenia estaba dando muchos problemas de rendimiento. Esto llevo a tener que volver a instalar todas las librerías y programas que estamos usando en el proyecto, y al llegar a librerías como Kivy o Numpy, las instalaba pero no se reconocían después. </text:p>
      <text:p text:style-name="Standard"/>
      <text:p text:style-name="Standard">En la reunión, en lo primero en o que nos metimos fue en esto, intentar solucionar estos problemas para poder seguir trabajando en la parte de programación que estaba bloqueada donde lo dejamos en la reunión anterior (Codigo de rellenar la matriz de Domingo). </text:p>
      <text:p text:style-name="Standard"/>
      <text:p text:style-name="Standard">Solucionamos esto que llevo su tiempo ya que había que configurar Pydev, el interprete, Anaconda, ademas de que había distintas versiones de python, en unas si que se podía instalar, en otras no, después había que añadir todas las librerías al programa, etc …</text:p>
      <text:p text:style-name="Standard"/>
      <text:p text:style-name="Standard">Después nos pusimos con la memoria, con algunas dudas que había en las correcciones que había hecho Anabel anteriormente. Tras comentarlas un poco han quedado claras y podemos finalizar este apartado.</text:p>
      <text:p text:style-name="Standard"/>
      <text:p text:style-name="Standard">Mas tarde nos pusimos con los requisitos, antes de la reunión ya añadí el Sistema Nacional de Seguridad citado (mirar si se puede evitar citar como web), y hablamos un poco de los requisitos no funcionales, que quizá debían ser algo menos concretos (Por ejemplo, en vez del sistema ocupara un máximo de 30 Mb de memoria, el sistema utilizara el menor espacio posible en memoria). Cambien se hablo de modificar la tabla de RNF, poniendo todos los requisitos en la misma tabla identificando de que tipo era cada requisito (espacio, potabilidad, …) y ajustando la tabla para que cuadrara bien.</text:p>
      <text:p text:style-name="Standard"/>
      <text:p text:style-name="Standard">También comentamos que estos requisitos, igual que los casos de uso, son tareas que se muestran al cliente antes de empezar su desarrollo (una idea inicial), y por eso puede que ciertos requisitos o ciertos casos de uso no estén en el programa final por falta de tiempo o por haber llegado al objetivo y se deberán dejar como trabajos futuros. Por ejemplo las tareas del administrador que tiene los casos de uso de borrar fotos o datos incorrectos no se han implementado, pero si tienen que ir en el diagrama. La idea es hacer ver que entiendo de ingeniería de Software.</text:p>
      <text:p text:style-name="Standard"/>
      <text:p text:style-name="Standard">Respecto a los casos de uso, en los que estaba bastante perdido, también nos metimos a repasarlos. La idea es que las cosas que hace el sistema y de las cuales el usuario no se percata, quitarlas. De la misma forma hay que simplificar los casos. Por ejemplo “Contar en fotos”, en vez de contar en una foto, dar a siguiente o dar hacia atrás, o lo que sea.</text:p>
      <text:p text:style-name="Standard"/>
      <text:p text:style-name="Standard">Por ultimo nos pusimos a discutir acerca de la metodología del trabajo, que es el proceso que se ha usado para programar el software. En nuestro caso hemos utilizado una metodología iterativa incremental, que quiere decir que vamos desarrollando el software poco a poco, teniendo en cada reunión nuevas partes por desarrollar hasta determinar que estamos satisfechos con el resultado global (identificamos una tarea, la implementamos, la probamos, identificamos otra tarea, la implementamos, la probamos, identificamos otra tarea,...). Ademas para citarlo me descargue un libro (Sommerbille) en el que viene perfectamente ilustrado. Con esto ademas podemos hacer el diagrama de Genk por sesiones o tareas, incluso pudiendo agrupar varias sesiones en una. Para eso tenemos los informes de cada reunión.</text:p>
      <text:p text:style-name="Standard"/>
      <text:p text:style-name="Standard">Y eso seria todo, tendría que acabar la programación, y solucionar las cosas que faltan en la memoria para la siguiente reun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9T16:09:39.22</meta:creation-date>
    <meta:editing-duration>PT8M11S</meta:editing-duration>
    <meta:editing-cycles>3</meta:editing-cycles>
    <meta:generator>LibreOffice/3.4$Win32 LibreOffice_project/340m1$Build-12</meta:generator>
    <dc:date>2020-10-29T16:17:46.20</dc:date>
    <meta:document-statistic meta:table-count="0" meta:image-count="0" meta:object-count="0" meta:page-count="1" meta:paragraph-count="0" meta:word-count="599" meta:character-count="3550" meta:non-whitespace-character-count="2958"/>
  </office:meta>
</office:document-meta>
</file>